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2.525cm" fo:min-width="24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81cm" fo:min-width="9.104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2.86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.0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0.525cm" fo:min-width="16.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81cm" fo:min-width="2.652cm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cm" svg:height="12.875cm" svg:x="2cm" svg:y="1.9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604cm" svg:height="1.331cm" svg:x="3.1cm" svg:y="1.225cm">
          <draw:text-box>
            <text:p><text:span text:style-name="T1">Application after compile</text:span></text:p>
          </draw:text-box>
        </draw:frame>
        <draw:custom-shape draw:style-name="gr3" draw:text-style-name="P1" xml:id="id1" draw:id="id1" draw:layer="layout" svg:width="4.9cm" svg:height="3.1cm" svg:x="1.3cm" svg:y="7.525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3cm" svg:height="2.411cm" svg:x="2.27cm" svg:y="10.725cm">
          <draw:text-box>
            <text:p><text:span text:style-name="T1">Entry</text:span></text:p>
            <text:p><text:span text:style-name="T1">Point</text:span></text:p>
          </draw:text-box>
        </draw:frame>
        <draw:custom-shape draw:style-name="gr5" draw:text-style-name="P1" draw:layer="layout" svg:width="16.8cm" svg:height="10.875cm" svg:x="9.5cm" svg:y="3.2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52cm" svg:height="1.331cm" svg:x="10.6cm" svg:y="2.525cm">
          <draw:text-box>
            <text:p><text:span text:style-name="T1">Library</text:span></text:p>
          </draw:text-box>
        </draw:frame>
        <draw:custom-shape draw:style-name="gr3" draw:text-style-name="P1" xml:id="id4" draw:id="id4" draw:layer="layout" svg:width="4.9cm" svg:height="3.1cm" svg:x="13.9cm" svg:y="4.025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5.483cm" svg:y1="7.979cm" svg:x2="7.1cm" svg:y2="6.65cm" draw:start-shape="id1" draw:start-glue-point="11" draw:end-shape="id2" draw:end-glue-point="6" svg:d="M5483 7979l1617-1329" svg:viewBox="0 0 1618 1330">
          <text:p/>
        </draw:connector>
        <draw:connector draw:style-name="gr7" draw:text-style-name="P5" draw:layer="layout" draw:type="line" svg:x1="5.483cm" svg:y1="10.171cm" svg:x2="7cm" svg:y2="11.775cm" draw:start-shape="id1" draw:start-glue-point="9" draw:end-shape="id3" draw:end-glue-point="6" svg:d="M5483 10171l1517 1604" svg:viewBox="0 0 1518 1605">
          <text:p/>
        </draw:connector>
        <draw:connector draw:style-name="gr7" draw:text-style-name="P5" draw:layer="layout" draw:type="line" svg:x1="12cm" svg:y1="6.65cm" svg:x2="13.9cm" svg:y2="5.575cm" draw:start-shape="id2" draw:start-glue-point="10" draw:end-shape="id4" draw:end-glue-point="6" svg:d="M12000 6650l1900-1075" svg:viewBox="0 0 1901 1076">
          <text:p/>
        </draw:connector>
        <draw:connector draw:style-name="gr7" draw:text-style-name="P5" draw:layer="layout" draw:type="line" svg:x1="11.183cm" svg:y1="10.679cm" svg:x2="13.9cm" svg:y2="9.85cm" draw:start-shape="id3" draw:start-glue-point="11" draw:end-shape="id5" draw:end-glue-point="6" svg:d="M11183 10679l2717-829" svg:viewBox="0 0 2718 830">
          <text:p/>
        </draw:connector>
        <draw:custom-shape draw:style-name="gr3" draw:text-style-name="P1" xml:id="id3" draw:id="id3" draw:layer="layout" svg:width="4.9cm" svg:height="3.1cm" svg:x="7cm" svg:y="10.225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4.9cm" svg:height="3.1cm" svg:x="7.1cm" svg:y="5.1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9cm" svg:height="3.1cm" svg:x="13.9cm" svg:y="8.3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5:28:18.459290638</meta:creation-date>
    <dc:date>2015-09-05T12:17:25.305554716</dc:date>
    <meta:editing-duration>PT34M25S</meta:editing-duration>
    <meta:editing-cycles>33</meta:editing-cycles>
    <meta:generator>LibreOffice/5.0.1.2.0$Linux_X86_64 LibreOffice_project/00m0$Build-2</meta:generator>
    <meta:document-statistic meta:object-count="14"/>
  </office:meta>
</office:document-meta>
</file>